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/>
    </style:style>
    <style:style style:name="T3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p text:style-name="P1">Funkcja int obcina liczbie jej rozwinięcie dziesiętne;</text:p>
      <text:p text:style-name="Normalny">int(3.9999)</text:p>
      <text:p text:style-name="Normalny">=3</text:p>
      <text:p text:style-name="Normalny"/>
      <text:p text:style-name="Normalny"/>
      <text:p text:style-name="Normalny">Funkcja round zaokrągla liczbę:</text:p>
      <text:p text:style-name="Normalny">round(3.9999)</text:p>
      <text:p text:style-name="Normalny">=4</text:p>
      <text:p text:style-name="Normalny">round(3.499999)</text:p>
      <text:p text:style-name="Normalny">=3</text:p>
      <text:p text:style-name="Normalny"/>
      <text:p text:style-name="Normalny">Funkcja modulo (%) zwraca resztę z dzielenia:</text:p>
      <text:p text:style-name="Normalny">23 % 10</text:p>
      <text:p text:style-name="Normalny">=3</text:p>
      <text:p text:style-name="Normalny"><text:s/>!= - znaczy że się nie równa</text:p>
      <text:p text:style-name="Normalny">Funkca abs oznacza moduł (wartość bezwzględna).</text:p>
      <text:p text:style-name="Normalny">Funkcja append dodaje element<text:s/>do listy</text:p>
      <text:p text:style-name="Normalny">Np. L.append(5)</text:p>
      <text:p text:style-name="Normalny">Lub inny sposób dodawania elementów:</text:p>
      <text:p text:style-name="Normalny">L += [8,8,8]</text:p>
      <text:p text:style-name="Normalny"/>
      <text:p text:style-name="Normalny">Definicja funkcji for:</text:p>
      <text:p text:style-name="Normalny"><text:span text:style-name="T2">For<text:s/></text:span>zmienna<text:s/><text:span text:style-name="T3">in<text:s/></text:span>coś co generuje (np. range)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ł</meta:initial-creator>
    <dc:creator>Michał</dc:creator>
    <meta:creation-date>2017-10-11T14:44:00Z</meta:creation-date>
    <dc:date>2017-10-11T15:59:00Z</dc:date>
    <meta:template xlink:href="Normal" xlink:type="simple"/>
    <meta:editing-cycles>2</meta:editing-cycles>
    <meta:editing-duration>PT4500S</meta:editing-duration>
    <meta:document-statistic meta:page-count="1" meta:paragraph-count="1" meta:word-count="64" meta:character-count="449" meta:row-count="3" meta:non-whitespace-character-count="386"/>
  </office:meta>
</office:document-meta>
</file>